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7741" officeooo:paragraph-rsid="001877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Équipier1: <text:s/>Prénom <text:s/>Nom <text:s/></text:p>
      <text:p text:style-name="P1">Équipier2: <text:s/>Prénom <text:s/>Nom <text:s/></text:p>
      <text:p text:style-name="P1">E1.1 <text:s text:c="3"/></text:p>
      <text:p text:style-name="P1">a) <text:s/></text:p>
      <text:p text:style-name="P1">b) <text:s/></text:p>
      <text:p text:style-name="P1">E1.2 <text:s text:c="3"/></text:p>
      <text:p text:style-name="P1">2-­a) <text:s/></text:p>
      <text:p text:style-name="P1">2-­b) <text:s/></text:p>
      <text:p text:style-name="P1">5-­a) <text:s/></text:p>
      <text:p text:style-name="P1">5-­b) <text:s/></text:p>
      <text:p text:style-name="P1">Copie <text:s/>du <text:s/>log: <text:s/>Insérer <text:s/>la <text:s/>copie <text:s/>de <text:s/>log <text:s/>demandée <text:s/>ici <text:s/></text:p>
      <text:p text:style-name="P1">E1.3 <text:s/></text:p>
      <text:p text:style-name="P1">3-­a) <text:s/></text:p>
      <text:p text:style-name="P1">3-­b) <text:s/></text:p>
      <text:p text:style-name="P1">6-­a) <text:s/></text:p>
      <text:p text:style-name="P1">6-­b) <text:s/></text:p>
      <text:p text:style-name="P1">Copie <text:s/>du <text:s/>log: <text:s text:c="3"/>Insérer <text:s/>la <text:s/>copie <text:s/>de <text:s/>log <text:s/>demandée <text:s/>ici <text:s/></text:p>
      <text:p text:style-name="P1">E1.4 <text:s/></text:p>
      <text:p text:style-name="P1">5-­a) <text:s/></text:p>
      <text:p text:style-name="P1">5-­b) <text:s/></text:p>
      <text:p text:style-name="P1">5-­c) <text:s/></text:p>
      <text:p text:style-name="P1">7) <text:s/>BONUS <text:s/>(si <text:s/>vous <text:s/>décidez <text:s/>de <text:s/>répondre <text:s/>à <text:s/>cette <text:s/>question) <text:s/></text:p>
      <text:p text:style-name="P1">Copie <text:s/>du <text:s/>log: <text:s/></text:p>
      <text:p text:style-name="P1">E2.1 <text:s/></text:p>
      <text:p text:style-name="P1">a) <text:s/>Insérez <text:s/>votre <text:s/>graphe <text:s/>de <text:s/>dépendances <text:s/>ici <text:s/></text:p>
      <text:p text:style-name="P1">E2.2 <text:s/></text:p>
      <text:p text:style-name="P1">Exécutez <text:s/>«make», <text:s/>puis <text:s/>insérez <text:s/>la <text:s/>sortie <text:s/>des <text:s/>deux <text:s/>commandes <text:s/>«touch <text:s/>...;; <text:s/>make» <text:s/></text:p>
      <text:p text:style-name="P1"><text:s text:c="2"/></text:p>
      <text:p text:style-name="P1">Partie <text:s/>2 <text:s/>: <text:s/></text:p>
      <text:p text:style-name="P1">2) <text:s/></text:p>
      <text:p text:style-name="P1"><text:s text:c="4"/>a) <text:s/></text:p>
      <text:p text:style-name="P1"><text:s text:c="4"/>b) <text:s/></text:p>
      <text:p text:style-name="P1"><text:s text:c="4"/>c) <text:s/></text:p>
      <text:p text:style-name="P1"><text:s text:c="4"/>d) <text:s/></text:p>
      <text:p text:style-name="P1"><text:s text:c="2"/></text:p>
      <text:p text:style-name="P1"><text:s text:c="2"/></text:p>
      <text:p text:style-name="P1">Pondération du travail pratique</text:p>
      <text:p text:style-name="P1">Partie <text:s/>1 <text:s/>: <text:s/></text:p>
      <text:p text:style-name="P1">Pour <text:s/>E1.1 <text:s/>à <text:s/>E1.4, <text:s/>la <text:s/>qualité <text:s/>de <text:s/>vos <text:s/>messages <text:s/>pour <text:s/>les <text:s/>«commits»: <text:s/>[ <text:s/>/2] <text:s/></text:p>
      <text:p text:style-name="P1">Pour <text:s/>E1.1 <text:s/>à <text:s/>E1.4, <text:s/>la <text:s/>qualité <text:s/>du <text:s/>code <text:s/>source: <text:s/>[ <text:s/>/2] <text:s/></text:p>
      <text:p text:style-name="P1"><text:s text:c="2"/></text:p>
      <text:p text:style-name="P1">E1.1 <text:s/>[ <text:s/>/3] <text:s/></text:p>
      <text:p text:style-name="P1">a) <text:s/>[ <text:s/>/2] <text:s/></text:p>
      <text:p text:style-name="P1">b) <text:s/>[ <text:s/>/1] <text:s/></text:p>
      <text:p text:style-name="P1">E1.2 <text:s/>[ <text:s/>/10] <text:s/></text:p>
      <text:p text:style-name="P1">2-­a) <text:s/>[ <text:s/>/3] <text:s/></text:p>
      <text:p text:style-name="P1">2-­b) <text:s/>[ <text:s/>/1] <text:s/></text:p>
      <text:p text:style-name="P1">5-­a) <text:s/>[ <text:s/>/3] <text:s/></text:p>
      <text:p text:style-name="P1"/>
      <text:p text:style-name="P1"><text:soft-page-break/>2 <text:s/>Travail <text:s/>pratique <text:s/>#1: <text:s/>GIT <text:s/>et <text:s/>Makefiles <text:s text:c="23"/></text:p>
      <text:p text:style-name="P1">5-­b) <text:s/>[ <text:s/>/2] <text:s/></text:p>
      <text:p text:style-name="P1">Copie <text:s/>du <text:s/>log: <text:s/>[ <text:s/>/1] <text:s/></text:p>
      <text:p text:style-name="P1">E1.3 <text:s/>[ <text:s/>/10] <text:s/></text:p>
      <text:p text:style-name="P1">3-­a) <text:s/>[ <text:s/>/3] <text:s/></text:p>
      <text:p text:style-name="P1">3-­b) <text:s/>[ <text:s/>/1] <text:s/></text:p>
      <text:p text:style-name="P1">6-­a) <text:s/>[ <text:s/>/3] <text:s/></text:p>
      <text:p text:style-name="P1">6-­b) <text:s/>[ <text:s/>/2] <text:s/></text:p>
      <text:p text:style-name="P1">Copie <text:s/>du <text:s/>log: <text:s/>[ <text:s/>/1] <text:s/></text:p>
      <text:p text:style-name="P1">E1.4 <text:s/>[ <text:s/>/10] <text:s/></text:p>
      <text:p text:style-name="P1">5-­a) <text:s/>[ <text:s/>/3] <text:s/></text:p>
      <text:p text:style-name="P1">5-­b) <text:s/>[ <text:s/>/3] <text:s/></text:p>
      <text:p text:style-name="P1">5-­c) <text:s/>[ <text:s/>/3] <text:s/></text:p>
      <text:p text:style-name="P1">7) <text:s/>BONUS <text:s/>[/1] <text:s/></text:p>
      <text:p text:style-name="P1">Copie <text:s/>du <text:s/>log: <text:s/>[ <text:s/>/1] <text:s/></text:p>
      <text:p text:style-name="P1">E2.1 <text:s/>[ <text:s/>/5] <text:s/></text:p>
      <text:p text:style-name="P1">all : $ (EXEC)</text:p>
      <text:p text:style-name="P1"><text:s/>[ <text:s/>/5] <text:s/></text:p>
      <text:p text:style-name="P1">E2.2 <text:s/>[ <text:s/>/10] <text:s/></text:p>
      <text:p text:style-name="P1">Fichier <text:s/>Makefile <text:s/>[ <text:s/>/7] <text:s/></text:p>
      <text:p text:style-name="P1">Exécutez <text:s/>«make», <text:s/>puis <text:s/>insérez <text:s/>la <text:s/>sortie <text:s/>des <text:s/>deux <text:s/>commandes <text:s/>«touch <text:s/>...;; <text:s/>make» <text:s/>[ <text:s/>/3] <text:s/></text:p>
      <text:p text:style-name="P1"><text:s text:c="2"/></text:p>
      <text:p text:style-name="P1">Parie <text:s/>2 <text:s/>: <text:s/>[ <text:s/>/8] <text:s/></text:p>
      <text:p text:style-name="P1">2) <text:s/></text:p>
      <text:p text:style-name="P1">a) <text:s/>[ <text:s/>/2] <text:s/></text:p>
      <text:p text:style-name="P1">b) <text:s/>[ <text:s/>/2] <text:s/></text:p>
      <text:p text:style-name="P1">c) <text:s/>[ <text:s/>/2] <text:s/></text:p>
      <text:p text:style-name="P1">b) <text:s/>[ <text:s/>/2] <text:s/></text:p>
      <text:p text:style-name="P1"><text:s text:c="2"/></text:p>
      <text:p text:style-name="P1">TOTAL: <text:s/>[ <text:s/>/60]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CA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00:43.684903261</meta:creation-date>
    <dc:date>2017-01-25T15:32:02.946982419</dc:date>
    <meta:editing-duration>PT21M2S</meta:editing-duration>
    <meta:editing-cycles>1</meta:editing-cycles>
    <meta:document-statistic meta:table-count="0" meta:image-count="0" meta:object-count="0" meta:page-count="2" meta:paragraph-count="78" meta:word-count="288" meta:character-count="1452" meta:non-whitespace-character-count="917"/>
    <meta:generator>LibreOffice/5.1.6.2.0$Linux_X86_64 LibreOffice_project/10$Build-2</meta:generator>
  </office:meta>
</office:document-meta>
</file>